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5pt" style:text-underline-style="solid" style:text-underline-width="auto" style:text-underline-color="font-color" fo:font-weight="bold" officeooo:rsid="00032e3a" officeooo:paragraph-rsid="00032e3a" style:font-size-asian="15pt" style:font-weight-asian="bold" style:font-size-complex="15pt" style:font-weight-complex="bold"/>
    </style:style>
    <style:style style:name="P2" style:family="paragraph" style:parent-style-name="Text_20_body" style:list-style-name="L1"/>
    <style:style style:name="P3" style:family="paragraph" style:parent-style-name="Text_20_body">
      <style:paragraph-properties fo:margin-top="0.423cm" fo:margin-bottom="0.247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6"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7" style:family="paragraph" style:parent-style-name="Text_20_body" style:list-style-name="L2">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8" style:family="paragraph" style:parent-style-name="Text_20_body">
      <style:paragraph-properties fo:margin-top="0.423cm" fo:margin-bottom="0.423cm" style:contextual-spacing="false" fo:line-height="138%" fo:text-align="justify" style:justify-single-word="false" style:writing-mode="lr-tb"/>
    </style:style>
    <style:style style:name="T1" style:family="text">
      <style:text-properties officeooo:rsid="00032e3a"/>
    </style:style>
    <style:style style:name="T2" style:family="text">
      <style:text-properties fo:font-style="italic" style:font-style-asian="italic" style:font-style-complex="italic"/>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background-color="transparent" loext:char-shading-value="0"/>
    </style:style>
    <style:style style:name="T7" style:family="text">
      <style:text-properties fo:font-weight="bold"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lish version :</text:p>
      <text:p text:style-name="Text_20_body"/>
      <text:p text:style-name="P3"><text:bookmark text:name="docs-internal-guid-eb1ff4c8-7fff-9f87-d539-7577e5c37324"/>Ladies and Gentlemen, members of the jury, esteemed opponents, and dear audience,</text:p>
      <text:p text:style-name="P8"><text:span text:style-name="T3">My name is </text:span><text:span text:style-name="T4">Maxime</text:span><text:span text:style-name="T3">, and together with my teammates </text:span><text:span text:style-name="T4">Duy</text:span><text:span text:style-name="T5"> </text:span><text:span text:style-name="T3">and </text:span><text:span text:style-name="T4">Tristan</text:span><text:span text:style-name="T3">, we will argue in favor of the motion that Disney princesses are not good role models for young children.</text:span></text:p>
      <text:p text:style-name="P4">Today, we will demonstrate how Disney princesses contribute to a vision of womanhood that is outdated, unrealistic, and potentially harmful.</text:p>
      <text:p text:style-name="P4">Before diving into our arguments, I would like to briefly redefine the term "role model." A role model is someone whose behavior, example, or success is or can be emulated by others, especially by younger people. Role models should inspire positive behaviors and aspirations, encouraging personal development, confidence, and integrity.</text:p>
      <text:p text:style-name="P4">Our team will argue that Disney princesses fail to meet these criteria for several reasons:</text:p>
      <text:list xml:id="list4225638287" text:style-name="L2">
        <text:list-item>
          <text:p text:style-name="P5"><text:span text:style-name="T7">Stereotypical portrayal of women</text:span><text:span text:style-name="T6"> - This is the point I will be elaborating on.</text:span></text:p>
        </text:list-item>
        <text:list-item>
          <text:p text:style-name="P6"><text:span text:style-name="T7">Unrealistic beauty standards and the overemphasis on appearance</text:span><text:span text:style-name="T6"> - [Teammate 1] will discuss this aspect.</text:span></text:p>
        </text:list-item>
        <text:list-item>
          <text:p text:style-name="P7"><text:span text:style-name="T7">Character vices that make them bad examples for our children</text:span><text:span text:style-name="T6"> - [Teammate 2] will address these points.</text:span></text:p>
        </text:list-item>
      </text:list>
      <text:p text:style-name="P4">Now, let’s delve into the first argument: the stereotypical portrayal of women in Disney princess movies.</text:p>
      <text:p text:style-name="P4">The classic Disney princesses, such as Cinderella (or Cendrillon in french, sorry for my accent), Snow White, and Belle from "Beauty and the Beast," often embody an outdated and narrow vision of femininity. These characters are typically portrayed as passive, gentle, and submissive, waiting for a prince to rescue them or solve their problems. For instance, in "Beauty and the Beast," Belle is celebrated for her patience, but the story centers on her ability to transform a beastly man through her love and kindness, perpetuating the idea that women should endure and transform problematic male behavior.</text:p>
      <text:p text:style-name="P4">Furthermore, these princesses frequently lack self-reliance and are confined to traditional gender roles. Cinderella's main aspiration is to escape her life of servitude through marriage to a prince. Snow White's role is largely domestic, caring for the seven dwarfs and awaiting her prince's <text:soft-page-break/>rescue. These narratives reinforce the notion that a woman's ultimate goal and source of happiness lie in finding a man, rather than pursuing her own ambitions and dreams.</text:p>
      <text:p text:style-name="P4">These stereotypical portrayals can have a profound impact on young children, shaping their perceptions of gender roles and expectations. When young girls repeatedly see princesses whose worth is tied to their relationships with men, who are fully relying on them, they may internalize these messages, believing that their value is similarly dependent on these factors.</text:p>
      <text:p text:style-name="P4">And there is this contrast with Aladdin or Peter Pan who seem to be explorers, who are always challenging authority, who are two very sassy characters. They are for both of them a strong metaphor of freedom, but unfortunately embodied by male characters. Young boys have their model. Young girls don’t.</text:p>
      <text:p text:style-name="P4">To summarize a bit, the Disney princesses present a limited and often harmful vision of what it means to be a woman. By promoting passive and submissive behavior, and by tying a woman's worth to her relationship with a man, they fail to provide the kind of positive, empowering examples that young children need and deserve.</text:p>
      <text:p text:style-name="Text_20_body"><text:span text:style-name="T3">Thank you and I will invite </text:span><text:span text:style-name="T4">Duy</text:span><text:span text:style-name="T5"> </text:span><text:span text:style-name="T3">to discuss the unrealistic beauty standards perpetuated by Disney princesses and their impact on young childre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09:00:16.639862112</meta:creation-date>
    <dc:date>2024-06-06T00:44:01.550624108</dc:date>
    <meta:editing-duration>PT1M16S</meta:editing-duration>
    <meta:editing-cycles>2</meta:editing-cycles>
    <meta:generator>LibreOffice/7.3.7.2$Linux_X86_64 LibreOffice_project/30$Build-2</meta:generator>
    <meta:document-statistic meta:table-count="0" meta:image-count="0" meta:object-count="0" meta:page-count="2" meta:paragraph-count="16" meta:word-count="548" meta:character-count="3439" meta:non-whitespace-character-count="2910"/>
  </office:meta>
</office:document-meta>
</file>